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14mm"/>
    </style:style>
    <style:style style:name="co3" style:family="table-column">
      <style:table-column-properties fo:break-before="auto" style:column-width="38.22mm"/>
    </style:style>
    <style:style style:name="co4" style:family="table-column">
      <style:table-column-properties fo:break-before="auto" style:column-width="43.55mm"/>
    </style:style>
    <style:style style:name="co5" style:family="table-column">
      <style:table-column-properties fo:break-before="auto" style:column-width="44.13mm"/>
    </style:style>
    <style:style style:name="co6" style:family="table-column">
      <style:table-column-properties fo:break-before="auto" style:column-width="4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4.44mm" svg:height="64.37mm" svg:x="3.77mm" svg:y="74.93mm">
            <draw:object draw:notify-on-update-of-ranges="Sheet1.D3:Sheet1.D3 Sheet1.D4:Sheet1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6.68mm" svg:height="68.92mm" svg:x="132.79mm" svg:y="72.59mm">
            <draw:object draw:notify-on-update-of-ranges="Sheet1.F3:Sheet1.F3 Sheet1.F4:Sheet1.F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Number of Siblings</text:p>
          </table:table-cell>
          <table:table-cell office:value-type="string" calcext:value-type="string">
            <text:p>Number of Couples Hist</text:p>
          </table:table-cell>
          <table:table-cell office:value-type="string" calcext:value-type="string">
            <text:p>Number of Couples PMF</text:p>
          </table:table-cell>
          <table:table-cell office:value-type="string" calcext:value-type="string">
            <text:p>Biased Unnormalized PMF</text:p>
          </table:table-cell>
          <table:table-cell office:value-type="string" calcext:value-type="string">
            <text:p>Biased Normalized PM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4]/[.$C$10]" office:value-type="float" office:value="0.06" calcext:value-type="float">
            <text:p>0.06</text:p>
          </table:table-cell>
          <table:table-cell table:formula="of:=[.D4]*[.B4]" office:value-type="float" office:value="0" calcext:value-type="float">
            <text:p>0</text:p>
          </table:table-cell>
          <table:table-cell table:formula="of:=[.E4]/[.$E$1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5]/[.$C$10]" office:value-type="float" office:value="0.2" calcext:value-type="float">
            <text:p>0.2</text:p>
          </table:table-cell>
          <table:table-cell table:formula="of:=[.D5]*[.B5]" office:value-type="float" office:value="0.2" calcext:value-type="float">
            <text:p>0.2</text:p>
          </table:table-cell>
          <table:table-cell table:formula="of:=[.E5]/[.$E$10]" office:value-type="float" office:value="0.10752688172043" calcext:value-type="float">
            <text:p>0.1075268817204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C6]/[.$C$10]" office:value-type="float" office:value="0.6" calcext:value-type="float">
            <text:p>0.6</text:p>
          </table:table-cell>
          <table:table-cell table:formula="of:=[.D6]*[.B6]" office:value-type="float" office:value="1.2" calcext:value-type="float">
            <text:p>1.2</text:p>
          </table:table-cell>
          <table:table-cell table:formula="of:=[.E6]/[.$E$10]" office:value-type="float" office:value="0.645161290322581" calcext:value-type="float">
            <text:p>0.64516129032258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C7]/[.$C$10]" office:value-type="float" office:value="0.1" calcext:value-type="float">
            <text:p>0.1</text:p>
          </table:table-cell>
          <table:table-cell table:formula="of:=[.D7]*[.B7]" office:value-type="float" office:value="0.3" calcext:value-type="float">
            <text:p>0.3</text:p>
          </table:table-cell>
          <table:table-cell table:formula="of:=[.E7]/[.$E$10]" office:value-type="float" office:value="0.161290322580645" calcext:value-type="float">
            <text:p>0.16129032258064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8]/[.$C$10]" office:value-type="float" office:value="0.04" calcext:value-type="float">
            <text:p>0.04</text:p>
          </table:table-cell>
          <table:table-cell table:formula="of:=[.D8]*[.B8]" office:value-type="float" office:value="0.16" calcext:value-type="float">
            <text:p>0.16</text:p>
          </table:table-cell>
          <table:table-cell table:formula="of:=[.E8]/[.$E$10]" office:value-type="float" office:value="0.0860215053763441" calcext:value-type="float">
            <text:p>0.08602150537634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formula="of:=SUM([.C4:.C9])" office:value-type="float" office:value="50" calcext:value-type="float">
            <text:p>50</text:p>
          </table:table-cell>
          <table:table-cell table:formula="of:=SUM([.D4:.D9])" office:value-type="float" office:value="1" calcext:value-type="float">
            <text:p>1</text:p>
          </table:table-cell>
          <table:table-cell table:formula="of:=SUM([.E4:.E9])" office:value-type="float" office:value="1.86" calcext:value-type="float">
            <text:p>1.86</text:p>
          </table:table-cell>
          <table:table-cell table:formula="of:=SUM([.F4:.F9]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18:23:13.638000000</meta:creation-date>
    <dc:date>2019-05-20T18:30:23.171000000</dc:date>
    <meta:editing-duration>PT7M8S</meta:editing-duration>
    <meta:editing-cycles>4</meta:editing-cycles>
    <meta:generator>LibreOffice/6.2.0.3$Windows_X86_64 LibreOffice_project/98c6a8a1c6c7b144ce3cc729e34964b47ce25d62</meta:generator>
    <meta:document-statistic meta:table-count="1" meta:cell-count="3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445cm" svg:height="6.438cm" xlink:href=".." xlink:type="simple" chart:class="chart:bar" chart:style-name="ch1">
        <chart:legend chart:legend-position="end" svg:x="7.621cm" svg:y="2.729cm" style:legend-expansion="high" chart:style-name="ch2"/>
        <chart:plot-area chart:style-name="ch3" table:cell-range-address="Sheet1.D3:Sheet1.D8" chart:data-source-has-labels="row" svg:x="0.228cm" svg:y="0.128cm" svg:width="7.165cm" svg:height="6.182cm">
          <chartooo:coordinate-region svg:x="0.973cm" svg:y="0.324cm" svg:width="6.42cm" svg:height="5.3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4:Sheet1.D8" chart:label-cell-address="Sheet1.D3:Sheet1.D3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of Couples PMF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">
                <text:p>0.06</text:p>
                <draw:g>
                  <svg:desc>Sheet1.D4:Sheet1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669cm" svg:height="6.893cm" xlink:href=".." xlink:type="simple" chart:class="chart:bar" chart:style-name="ch1">
        <chart:legend chart:legend-position="end" svg:x="8.915cm" svg:y="2.956cm" style:legend-expansion="high" chart:style-name="ch2"/>
        <chart:plot-area chart:style-name="ch3" table:cell-range-address="Sheet1.F3:Sheet1.F8" chart:data-source-has-labels="row" svg:x="0.253cm" svg:y="0.137cm" svg:width="8.409cm" svg:height="6.619cm">
          <chartooo:coordinate-region svg:x="0.998cm" svg:y="0.332cm" svg:width="7.664cm" svg:height="5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4:Sheet1.F8" chart:label-cell-address="Sheet1.F3:Sheet1.F3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ased Normalized PMF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4:Sheet1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752688172043">
                <text:p>0.107526881720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45161290322581">
                <text:p>0.6451612903225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1290322580645">
                <text:p>0.1612903225806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60215053763441">
                <text:p>0.08602150537634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